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Informe de la mañana del grupo tienda 17/5/2022</text:p>
      <text:p text:style-name="P2">Deivis Rivera Giron:</text:p>
      <text:p text:style-name="Normal">Trabajo en casa<text:s/></text:p>
      <text:p text:style-name="Normal">-Reunion en zoom de organización.</text:p>
      <text:p text:style-name="Normal">-Busqueda de bots de voz para el anuncio</text:p>
      <text:p text:style-name="Normal">-Me explicaron un poco de lo que consiste yoast seo</text:p>
      <text:p text:style-name="Normal"/>
      <text:p text:style-name="P3">Diego Garrido Pose:</text:p>
      <text:p text:style-name="Normal">Reunión con el grupo para empezar a trabajar</text:p>
      <text:p text:style-name="Normal">Búsqueda de una voz para ponerla en el anuncio (fallida)<text:s/></text:p>
      <text:p text:style-name="Normal">Charla de voz por discord para explicar yoast seo a un compañero</text:p>
      <text:p text:style-name="Normal"/>
      <text:p text:style-name="P4">Sergio Cesar Quispe:</text:p>
      <text:p text:style-name="Normal">Meeting zoom</text:p>
      <text:p text:style-name="Normal">-Búsqueda de bots para los mensajes del comercial</text:p>
      <text:p text:style-name="Normal">-Meeting Discord para la configuración del yoast seo</text:p>
      <text:p text:style-name="Normal"/>
      <text:p text:style-name="P5">Naiara Olmos Ortiz:</text:p>
      <text:p text:style-name="Normal">Reunión en zoom anfitriona de la reunión para hablar sobre las voces del anuncio.</text:p>
      <text:p text:style-name="Normal">Búsqueda de ediciones de tonos de voz para comercial.</text:p>
      <text:p text:style-name="Normal">Supervisión de los compañeros en team viwer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2-05-17T11:42:00Z</meta:creation-date>
    <dc:date>2022-05-17T11:55:00Z</dc:date>
    <meta:print-date>2022-05-17T11:55:00Z</meta:print-date>
    <meta:template xlink:href="Normal" xlink:type="simple"/>
    <meta:editing-cycles>1</meta:editing-cycles>
    <meta:editing-duration>PT780S</meta:editing-duration>
    <meta:document-statistic meta:page-count="1" meta:paragraph-count="1" meta:word-count="114" meta:character-count="742" meta:row-count="5" meta:non-whitespace-character-count="629"/>
  </office:meta>
</office:document-meta>
</file>